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48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3.175cm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DecompteFactureMaladiePerseus" style:family="table">
      <style:table-properties style:width="17.33cm" table:align="left" table:border-model="separating"/>
    </style:style>
    <style:style style:name="tableauDecompteFactureMaladiePerseus.A" style:family="table-column">
      <style:table-column-properties style:column-width="9.499cm"/>
    </style:style>
    <style:style style:name="tableauDecompteFactureMaladiePerseus.B" style:family="table-column">
      <style:table-column-properties style:column-width="2.54cm"/>
    </style:style>
    <style:style style:name="tableauDecompteFactureMaladiePerseus.C" style:family="table-column">
      <style:table-column-properties style:column-width="2.487cm"/>
    </style:style>
    <style:style style:name="tableauDecompteFactureMaladiePerseus.D" style:family="table-column">
      <style:table-column-properties style:column-width="2.805cm"/>
    </style:style>
    <style:style style:name="tableauDecompteFactureMaladiePerseus.1" style:family="table-row">
      <style:table-row-properties style:min-row-height="0.499cm"/>
    </style:style>
    <style:style style:name="tableauDecompteFactureMaladiePerseus.A1" style:family="table-cell">
      <style:table-cell-properties fo:padding="0cm" fo:border-left="none" fo:border-right="none" fo:border-top="0.018cm solid #000000" fo:border-bottom="none"/>
    </style:style>
    <style:style style:name="tableauDecompteFactureMaladiePerseus.A2" style:family="table-cell">
      <style:table-cell-properties fo:padding="0cm" fo:border="none"/>
    </style:style>
    <style:style style:name="tableauDecompteFactureMaladiePerseus.B2" style:family="table-cell">
      <style:table-cell-properties fo:background-color="transparent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MaladiePerseus.D2" style:family="table-cell">
      <style:table-cell-properties fo:background-color="transparent" fo:padding="0.049cm" fo:border="0.018cm solid #000000">
        <style:background-image/>
      </style:table-cell-properties>
    </style:style>
    <style:style style:name="tableauDecompteFactureMaladiePerseus.3" style:family="table-row">
      <style:table-row-properties style:row-height="0.4cm" style:keep-together="false" fo:keep-together="always"/>
    </style:style>
    <style:style style:name="tableauDecompteFactureMaladiePerseus.A3" style:family="table-cell">
      <style:table-cell-properties style:vertical-align="middle" fo:padding="0cm" fo:border="none"/>
    </style:style>
    <style:style style:name="tableauDecompteFactureMaladiePerseus.B3" style:family="table-cell">
      <style:table-cell-properties style:vertical-align="middle" fo:padding="0.049cm" fo:border-left="0.018cm solid #000000" fo:border-right="none" fo:border-top="none" fo:border-bottom="none"/>
    </style:style>
    <style:style style:name="tableauDecompteFactureMaladiePerseus.D3" style:family="table-cell">
      <style:table-cell-properties style:vertical-align="middle" fo:padding="0.049cm" fo:border-left="0.018cm solid #000000" fo:border-right="0.018cm solid #000000" fo:border-top="none" fo:border-bottom="none"/>
    </style:style>
    <style:style style:name="tableauDecompteFactureMaladiePerseus.A9" style:family="table-cell">
      <style:table-cell-properties style:vertical-align="bottom" fo:padding="0cm" fo:border="none"/>
    </style:style>
    <style:style style:name="tableauDecompteFactureMaladiePerseus.B9" style:family="table-cell">
      <style:table-cell-properties style:vertical-align="bottom" fo:padding="0.049cm" fo:border-left="0.018cm solid #000000" fo:border-right="none" fo:border-top="none" fo:border-bottom="none"/>
    </style:style>
    <style:style style:name="tableauDecompteFactureMaladiePerseus.D9" style:family="table-cell">
      <style:table-cell-properties style:vertical-align="bottom" fo:padding="0.049cm" fo:border-left="0.018cm solid #000000" fo:border-right="0.018cm solid #000000" fo:border-top="none" fo:border-bottom="none"/>
    </style:style>
    <style:style style:name="tableauDecompteFactureMaladiePerseus.A10" style:family="table-cell">
      <style:table-cell-properties style:vertical-align="bottom" fo:padding="0cm" fo:border-left="none" fo:border-right="none" fo:border-top="none" fo:border-bottom="0.018cm solid #000000"/>
    </style:style>
    <style:style style:name="tableauDecompteFactureMaladiePerseus.B10" style:family="table-cell">
      <style:table-cell-properties style:vertical-align="bottom" fo:padding="0cm" fo:border-left="0.018cm solid #000000" fo:border-right="none" fo:border-top="none" fo:border-bottom="0.018cm solid #000000"/>
    </style:style>
    <style:style style:name="tableauDecompteFactureMaladiePerseus.D10" style:family="table-cell">
      <style:table-cell-properties style:vertical-align="bottom" fo:padding="0cm" fo:border-left="0.018cm solid #000000" fo:border-right="0.018cm solid #000000" fo:border-top="none" fo:border-bottom="0.018cm solid #000000"/>
    </style:style>
    <style:style style:name="tableauDecompteFactureMaladiePerseus.A11" style:family="table-cell">
      <style:table-cell-properties fo:padding="0cm" fo:border-left="none" fo:border-right="none" fo:border-top="0.035cm solid #000000" fo:border-bottom="none"/>
    </style:style>
    <style:style style:name="tableauDecompteFactureMaladiePerseus.B11" style:family="table-cell">
      <style:table-cell-properties fo:padding="0cm" fo:border-left="0.018cm solid #000000" fo:border-right="none" fo:border-top="0.035cm solid #000000" fo:border-bottom="none"/>
    </style:style>
    <style:style style:name="tableauDecompteFactureMaladiePerseus.D11" style:family="table-cell">
      <style:table-cell-properties fo:padding="0cm" fo:border-left="0.018cm solid #000000" fo:border-right="0.018cm solid #000000" fo:border-top="0.035cm solid #000000" fo:border-bottom="none"/>
    </style:style>
    <style:style style:name="tableauDecompteFactureMaladiePerseus.B12" style:family="table-cell">
      <style:table-cell-properties fo:padding="0.049cm" fo:border-left="0.018cm solid #000000" fo:border-right="none" fo:border-top="none" fo:border-bottom="none"/>
    </style:style>
    <style:style style:name="tableauDecompteFactureMaladiePerseus.D12" style:family="table-cell">
      <style:table-cell-properties fo:padding="0.049cm" fo:border-left="0.018cm solid #000000" fo:border-right="0.018cm solid #000000" fo:border-top="none" fo:border-bottom="none"/>
    </style:style>
    <style:style style:name="tableauDecompteFactureMaladiePerseus.A15" style:family="table-cell">
      <style:table-cell-properties fo:padding="0cm" fo:border-left="none" fo:border-right="none" fo:border-top="none" fo:border-bottom="0.018cm solid #000000"/>
    </style:style>
    <style:style style:name="tableauDecompteFactureMaladiePerseus.B15" style:family="table-cell">
      <style:table-cell-properties fo:padding="0cm" fo:border-left="0.018cm solid #000000" fo:border-right="none" fo:border-top="none" fo:border-bottom="0.018cm solid #000000"/>
    </style:style>
    <style:style style:name="tableauDecompteFactureMaladiePerseus.D15" style:family="table-cell">
      <style:table-cell-properties fo:padding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text-properties style:font-name="Helvetica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5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9" style:family="paragraph" style:parent-style-name="Table_20_Contents"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Helvetica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Helvetica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9pt" style:text-underline-style="none" fo:font-weight="bold" style:font-size-asian="9pt" style:font-weight-asian="bold" style:font-size-complex="9pt" style:font-weight-complex="bold"/>
    </style:style>
    <style:style style:name="P14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Helvetica" fo:font-size="9pt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8" style:family="paragraph" style:parent-style-name="Standard">
      <style:text-properties style:font-name="Helvetica" fo:font-size="9pt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4" style:family="paragraph" style:parent-style-name="Standard">
      <style:text-properties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28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style:font-name-asian="Arial1" style:font-size-asian="10pt" style:font-name-complex="Arial1" style:font-size-complex="10pt"/>
    </style:style>
    <style:style style:name="P2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text-align="justify" style:justify-single-word="false" style:page-number="auto" fo:break-before="pag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font-name="Arial" style:font-name-asian="Courier New" style:font-name-complex="Courier New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PCF#%</text:p>
      <text:p text:style-name="P16">%#include decisionNonValide#%</text:p>
      <text:p text:style-name="P16"/>
      <text:p text:style-name="P15"/>
      <text:p text:style-name="P20">%=TitreDocument=%</text:p>
      <text:p text:style-name="P17"/>
      <text:p text:style-name="P17"/>
      <text:p text:style-name="P17"/>
      <text:p text:style-name="P17"/>
      <text:p text:style-name="P21">%=Requerant=%</text:p>
      <text:p text:style-name="P15"/>
      <text:p text:style-name="P22">%=DateDecision=%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%=TexteAnnee=%</text:p>
          </table:table-cell>
          <table:table-cell table:style-name="Table1.B1" office:value-type="string">
            <text:p text:style-name="P1">%=TexteNumDecision=%</text:p>
          </table:table-cell>
        </table:table-row>
        <table:table-row table:style-name="Table1.1">
          <table:table-cell table:style-name="Table1.A2" office:value-type="string">
            <text:p text:style-name="P1">%=Annee=%</text:p>
          </table:table-cell>
          <table:table-cell table:style-name="Table1.B2" office:value-type="string">
            <text:p text:style-name="P1">%=NumDecision=%</text:p>
          </table:table-cell>
        </table:table-row>
      </table:table>
      <text:p text:style-name="P15"/>
      <text:p text:style-name="P15"/>
      <text:p text:style-name="P22">%=TitreTiers=%</text:p>
      <text:p text:style-name="P15"/>
      <text:p text:style-name="P22">%=Paragraphe1=%</text:p>
      <text:p text:style-name="P15"/>
      <text:p text:style-name="P22">%=Paragraphe2=%</text:p>
      <text:p text:style-name="P15"/>
      <text:p text:style-name="P28"><text:span text:style-name="T1">%=</text:span><text:span text:style-name="T3">TitreRemarque=</text:span><text:span text:style-name="T1">%</text:span></text:p>
      <text:p text:style-name="P23">%=RemarqueDebut=% <text:span text:style-name="T4">%=RemarqueSouligne=%</text:span><text:span text:style-name="T5"> </text:span>%=RemarqueFin=%</text:p>
      <text:p text:style-name="P15"/>
      <text:p text:style-name="P22">%=Salutations=%</text:p>
      <text:p text:style-name="P15"/>
      <text:p text:style-name="P25">%#include signatureStandard#%</text:p>
      <text:p text:style-name="P26"/>
      <text:p text:style-name="P26"/>
      <text:p text:style-name="P29">%=pushToEnd()=%</text:p>
      <text:p text:style-name="P27">%=TitreReclamation=%</text:p>
      <text:p text:style-name="P26">%=TexteReclamation=%</text:p>
      <text:p text:style-name="P2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%=Copie=%</text:p>
          </table:table-cell>
          <table:table-cell table:style-name="Tableau1.A1" office:value-type="string">
            <text:p text:style-name="P8">%=TexteCopie=%</text:p>
          </table:table-cell>
        </table:table-row>
      </table:table>
      <text:p text:style-name="P18"/>
      <text:p text:style-name="P30"/>
      <text:p text:style-name="P31">%=AnneeDecompte=% - %=NumDecisionDecompte=% %=DateDecisionDecompte=%<text:tab/><text:tab/><text:tab/><text:tab/><text:tab/><text:tab/><text:tab/><text:page-number text:select-page="current">2</text:page-number></text:p>
      <text:p text:style-name="P19">%=NumNssDecompte=%<text:tab/>%=RequerantDecompte=% %=DateNaissanceDecompte=%</text:p>
      <table:table table:name="tableauDecompteFactureMaladiePerseus" table:style-name="tableauDecompteFactureMaladiePerseus">
        <table:table-column table:style-name="tableauDecompteFactureMaladiePerseus.A"/>
        <table:table-column table:style-name="tableauDecompteFactureMaladiePerseus.B"/>
        <table:table-column table:style-name="tableauDecompteFactureMaladiePerseus.C"/>
        <table:table-column table:style-name="tableauDecompteFactureMaladiePerseus.D"/>
        <table:table-row table:style-name="tableauDecompteFactureMaladiePerseus.1">
          <table:table-cell table:style-name="tableauDecompteFactureMaladiePerseus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auDecompteFactureMaladiePerseus.1">
          <table:table-cell table:style-name="tableauDecompteFactureMaladiePerseus.A2" office:value-type="string">
            <text:p text:style-name="P18">%{typeLigneZero}%%=TitreDecomptePrestation=%</text:p>
          </table:table-cell>
          <table:table-cell table:style-name="tableauDecompteFactureMaladiePerseus.B2" office:value-type="string">
            <text:p text:style-name="P11">%=TitreMontantDemande=%</text:p>
          </table:table-cell>
          <table:table-cell table:style-name="tableauDecompteFactureMaladiePerseus.B2" office:value-type="string">
            <text:p text:style-name="P11">%=TitreMontantNonReconnu=%</text:p>
          </table:table-cell>
          <table:table-cell table:style-name="tableauDecompteFactureMaladiePerseus.D2" office:value-type="string">
            <text:p text:style-name="P12">%=TitreMontantAdmis=%</text:p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Une}%%=SujetPrestation=%</text:p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D3" office:value-type="string">
            <text:p text:style-name="P2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Deux}%%=DateFacturePrestation=%</text:p>
          </table:table-cell>
          <table:table-cell table:style-name="tableauDecompteFactureMaladiePerseus.B3" office:value-type="string">
            <text:p text:style-name="P3">%=MontantDemandePeriodeRFM=%</text:p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D3" office:value-type="string">
            <text:p text:style-name="P2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Trois}%%=BeneficiairePrestation=%</text:p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D3" office:value-type="string">
            <text:p text:style-name="P2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Quatre}%%=AyantDroitConcerne=%</text:p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D3" office:value-type="string">
            <text:p text:style-name="P2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Cinq}%%=PeriodePrestation=%</text:p>
          </table:table-cell>
          <table:table-cell table:style-name="tableauDecompteFactureMaladiePerseus.B3" office:value-type="string">
            <text:p text:style-name="P4"/>
          </table:table-cell>
          <table:table-cell table:style-name="tableauDecompteFactureMaladiePerseus.B3" office:value-type="string">
            <text:p text:style-name="P4"/>
          </table:table-cell>
          <table:table-cell table:style-name="tableauDecompteFactureMaladiePerseus.D3" office:value-type="string">
            <text:p text:style-name="P10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2">%{typeLigneSix}%%=DetailPrestation=%</text:p>
          </table:table-cell>
          <table:table-cell table:style-name="tableauDecompteFactureMaladiePerseus.B3" office:value-type="string">
            <text:p text:style-name="P2"/>
          </table:table-cell>
          <table:table-cell table:style-name="tableauDecompteFactureMaladiePerseus.B3" office:value-type="string">
            <text:p text:style-name="P3">%=MontantNonReconnuPeriodeRFM=%</text:p>
          </table:table-cell>
          <table:table-cell table:style-name="tableauDecompteFactureMaladiePerseus.D3" office:value-type="string">
            <text:p text:style-name="P9"/>
          </table:table-cell>
        </table:table-row>
        <table:table-row table:style-name="tableauDecompteFactureMaladiePerseus.1">
          <table:table-cell table:style-name="tableauDecompteFactureMaladiePerseus.A9" office:value-type="string">
            <text:p text:style-name="P5">%{typeLigneSept}%%=TexteMontantTotal=%</text:p>
          </table:table-cell>
          <table:table-cell table:style-name="tableauDecompteFactureMaladiePerseus.B9" office:value-type="string">
            <text:p text:style-name="P5"/>
          </table:table-cell>
          <table:table-cell table:style-name="tableauDecompteFactureMaladiePerseus.B9" office:value-type="string">
            <text:p text:style-name="P6"/>
          </table:table-cell>
          <table:table-cell table:style-name="tableauDecompteFactureMaladiePerseus.D9" office:value-type="string">
            <text:p text:style-name="P7">%=MontantTotal=%</text:p>
          </table:table-cell>
        </table:table-row>
        <table:table-row table:style-name="tableauDecompteFactureMaladiePerseus.1">
          <table:table-cell table:style-name="tableauDecompteFactureMaladiePerseus.A10" office:value-type="string">
            <text:p text:style-name="P24">%{ligneAdressePaiement}%%=AdressePaiement=%</text:p>
          </table:table-cell>
          <table:table-cell table:style-name="tableauDecompteFactureMaladiePerseus.B10" office:value-type="string">
            <text:p text:style-name="P5"/>
          </table:table-cell>
          <table:table-cell table:style-name="tableauDecompteFactureMaladiePerseus.B10" office:value-type="string">
            <text:p text:style-name="P6"/>
          </table:table-cell>
          <table:table-cell table:style-name="tableauDecompteFactureMaladiePerseus.D10" office:value-type="string">
            <text:p text:style-name="P7"/>
          </table:table-cell>
        </table:table-row>
        <table:table-row table:style-name="tableauDecompteFactureMaladiePerseus.1">
          <table:table-cell table:style-name="tableauDecompteFactureMaladiePerseus.A11" office:value-type="string">
            <text:p text:style-name="P5">%{typeLigneHuit}%%=TexteMontantTotalACharge=%</text:p>
          </table:table-cell>
          <table:table-cell table:style-name="tableauDecompteFactureMaladiePerseus.B11" office:value-type="string">
            <text:p text:style-name="P5"/>
          </table:table-cell>
          <table:table-cell table:style-name="tableauDecompteFactureMaladiePerseus.B11" office:value-type="string">
            <text:p text:style-name="P5"/>
          </table:table-cell>
          <table:table-cell table:style-name="tableauDecompteFactureMaladiePerseus.D11" office:value-type="string">
            <text:p text:style-name="P7">%=MontantTotalACharg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2">%{typeLigneNeuf}%- %=TexteDepassementQuotite=%</text:p>
          </table:table-cell>
          <table:table-cell table:style-name="tableauDecompteFactureMaladiePerseus.B12" office:value-type="string">
            <text:p text:style-name="P2"/>
          </table:table-cell>
          <table:table-cell table:style-name="tableauDecompteFactureMaladiePerseus.B12" office:value-type="string">
            <text:p text:style-name="P2"/>
          </table:table-cell>
          <table:table-cell table:style-name="tableauDecompteFactureMaladiePerseus.D12" office:value-type="string">
            <text:p text:style-name="P3">%=MontantTotalQuotit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2">%{typeLigneDix}%- %=TexteExcedantRevenus=%</text:p>
          </table:table-cell>
          <table:table-cell table:style-name="tableauDecompteFactureMaladiePerseus.B12" office:value-type="string">
            <text:p text:style-name="P2"/>
          </table:table-cell>
          <table:table-cell table:style-name="tableauDecompteFactureMaladiePerseus.B12" office:value-type="string">
            <text:p text:style-name="P3">%=MontantTotalExcedant=%</text:p>
          </table:table-cell>
          <table:table-cell table:style-name="tableauDecompteFactureMaladiePerseus.D12" office:value-type="string">
            <text:p text:style-name="P3"/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5">%{typeLigneOnze}%%=TexteMontantARembourserRFM=%</text:p>
          </table:table-cell>
          <table:table-cell table:style-name="tableauDecompteFactureMaladiePerseus.B12" office:value-type="string">
            <text:p text:style-name="P5"/>
          </table:table-cell>
          <table:table-cell table:style-name="tableauDecompteFactureMaladiePerseus.B12" office:value-type="string">
            <text:p text:style-name="P5"/>
          </table:table-cell>
          <table:table-cell table:style-name="tableauDecompteFactureMaladiePerseus.D12" office:value-type="string">
            <text:p text:style-name="P7">%=MontantARembourserRFM=%</text:p>
          </table:table-cell>
        </table:table-row>
        <table:table-row table:style-name="tableauDecompteFactureMaladiePerseus.1">
          <table:table-cell table:style-name="tableauDecompteFactureMaladiePerseus.A15" office:value-type="string">
            <text:p text:style-name="P5">%{typeLigneDouze}%%=TexteMontantTotalARembourser=%</text:p>
          </table:table-cell>
          <table:table-cell table:style-name="tableauDecompteFactureMaladiePerseus.B15" office:value-type="string">
            <text:p text:style-name="P5"/>
          </table:table-cell>
          <table:table-cell table:style-name="tableauDecompteFactureMaladiePerseus.B15" office:value-type="string">
            <text:p text:style-name="P5"/>
          </table:table-cell>
          <table:table-cell table:style-name="tableauDecompteFactureMaladiePerseus.D15" office:value-type="string">
            <text:p text:style-name="P13">%=MontantARembourser=%</text:p>
          </table:table-cell>
        </table:table-row>
      </table:table>
      <text:p text:style-name="P18"/>
      <text:p text:style-name="P18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Helvetica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TexteNbrPage=% <text:page-count>2</text:page-count> %=SuiteTexteNbrPag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2:46:29.46</dc:date>
    <meta:printed-by>Mike Boillat</meta:printed-by>
    <meta:print-date>2011-08-24T09:50:41</meta:print-date>
    <meta:editing-cycles>104</meta:editing-cycles>
    <meta:editing-duration>PT10H56M15S</meta:editing-duration>
    <meta:document-statistic meta:table-count="3" meta:image-count="0" meta:object-count="0" meta:page-count="2" meta:paragraph-count="50" meta:word-count="65" meta:character-count="1447"/>
    <meta:user-defined meta:name="Info 1"/>
    <meta:user-defined meta:name="Info 2"/>
    <meta:user-defined meta:name="Info 3"/>
    <meta:user-defined meta:name="Info 4"/>
  </office:meta>
</office:document-meta>
</file>